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846b" officeooo:paragraph-rsid="000f846b"/>
    </style:style>
    <style:style style:name="P2" style:family="paragraph" style:parent-style-name="Standard">
      <style:text-properties officeooo:rsid="0010464c" officeooo:paragraph-rsid="0010464c"/>
    </style:style>
    <style:style style:name="P3" style:family="paragraph" style:parent-style-name="Standard">
      <style:text-properties officeooo:rsid="00109b92" officeooo:paragraph-rsid="00109b92"/>
    </style:style>
    <style:style style:name="P4" style:family="paragraph" style:parent-style-name="Standard">
      <style:text-properties officeooo:rsid="001a9b64" officeooo:paragraph-rsid="001b466a"/>
    </style:style>
    <style:style style:name="P5" style:family="paragraph" style:parent-style-name="Standard">
      <style:text-properties officeooo:rsid="001dc0c0" officeooo:paragraph-rsid="001dc0c0"/>
    </style:style>
    <style:style style:name="T1" style:family="text">
      <style:text-properties officeooo:rsid="00123fdf"/>
    </style:style>
    <style:style style:name="T2" style:family="text">
      <style:text-properties officeooo:rsid="0013ca6f"/>
    </style:style>
    <style:style style:name="T3" style:family="text">
      <style:text-properties officeooo:rsid="00154ebe"/>
    </style:style>
    <style:style style:name="T4" style:family="text">
      <style:text-properties officeooo:rsid="0015ba96"/>
    </style:style>
    <style:style style:name="T5" style:family="text">
      <style:text-properties officeooo:rsid="0017140b"/>
    </style:style>
    <style:style style:name="T6" style:family="text">
      <style:text-properties officeooo:rsid="0018a61b"/>
    </style:style>
    <style:style style:name="T7" style:family="text">
      <style:text-properties officeooo:rsid="001b46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e usare CODE BLOCK </text:p>
      <text:p text:style-name="P1">Iniziare un nuovo file da start New Project&gt; “select” Console App e impostare il metodo di scrittura C\c++ Dopo di che lasciare le impostazi<text:span text:style-name="T1">o</text:span>ni predefinite scegliere il folder di collocazione e invio il programma per essere eseguito va fatto partire direttamente nel si<text:span text:style-name="T2">s</text:span>tema di code::blo<text:span text:style-name="T2">c</text:span>k dopo il debug</text:p>
      <text:p text:style-name="P2">per ogni progetto andr<text:span text:style-name="T4">à </text:span>rifatta l’ope<text:span text:style-name="T4">r</text:span>a<text:span text:style-name="T3">z</text:span>ione di nuovo file che si aprirà al lato sinistro dell’ide insieme agli altri progetti dei file</text:p>
      <text:p text:style-name="P3">per aprire i progetti <text:s/>nel workspace va usato il file con la denominazione terminale o formato <text:span text:style-name="T6">estensione </text:span>.cb<text:span text:style-name="T5">p</text:span></text:p>
      <text:p text:style-name="P3"/>
      <text:p text:style-name="P4">Il BUBLESORT non funziona<text:line-break/><text:line-break/><text:span text:style-name="T7">Progetti fatti in classe </text:span></text:p>
      <text:p text:style-name="P4"><text:span text:style-name="T7">ixfine</text:span></text:p>
      <text:p text:style-name="P4"><text:span text:style-name="T7">minmax</text:span></text:p>
      <text:p text:style-name="P5">switch</text:p>
      <text:p text:style-name="P5">longve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1:42:44.028445481</meta:creation-date>
    <dc:date>2022-10-18T11:45:21.697439880</dc:date>
    <meta:editing-duration>PT37M59S</meta:editing-duration>
    <meta:editing-cycles>12</meta:editing-cycles>
    <meta:generator>LibreOffice/7.3.6.2$Linux_X86_64 LibreOffice_project/30$Build-2</meta:generator>
    <meta:document-statistic meta:table-count="0" meta:image-count="0" meta:object-count="0" meta:page-count="1" meta:paragraph-count="9" meta:word-count="104" meta:character-count="647" meta:non-whitespace-character-count="548"/>
  </office:meta>
</office:document-meta>
</file>